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85cm" style:rel-column-width="4182*"/>
    </style:style>
    <style:style style:name="Таблица1.B" style:family="table-column">
      <style:table-column-properties style:column-width="3.757cm" style:rel-column-width="14484*"/>
    </style:style>
    <style:style style:name="Таблица1.C" style:family="table-column">
      <style:table-column-properties style:column-width="6.033cm" style:rel-column-width="23257*"/>
    </style:style>
    <style:style style:name="Таблица1.D" style:family="table-column">
      <style:table-column-properties style:column-width="6.124cm" style:rel-column-width="2361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tyle="normal" style:font-style-asian="normal" style:font-style-complex="normal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Table_20_Contents">Состояние</text:p>
          </table:table-cell>
          <table:table-cell table:style-name="Таблица1.A1" table:number-rows-spanned="2" office:value-type="string">
            <text:p text:style-name="Table_20_Contents">Возможные запросы</text:p>
          </table:table-cell>
          <table:table-cell table:style-name="Таблица1.C1" table:number-columns-spanned="2" office:value-type="string">
            <text:p text:style-name="Table_20_Contents">Ответы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Table_20_Contents">клиенту</text:p>
          </table:table-cell>
          <table:table-cell table:style-name="Таблица1.D2" office:value-type="string">
            <text:p text:style-name="Table_20_Contents">остальным в той же комнате</text:p>
          </table:table-cell>
        </table:table-row>
        <table:table-row>
          <table:table-cell table:style-name="Таблица1.C2" office:value-type="string">
            <text:p text:style-name="Table_20_Contents">0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NECTED (посылается клиенту сразу после коннекта)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Table_20_Contents">1-6</text:p>
          </table:table-cell>
          <table:table-cell table:style-name="Таблица1.C2" office:value-type="string">
            <text:p text:style-name="Table_20_Contents">QUIT</text:p>
          </table:table-cell>
          <table:table-cell table:style-name="Таблица1.C2" office:value-type="string">
            <text:p text:style-name="Table_20_Contents">(отключение)</text:p>
          </table:table-cell>
          <table:table-cell table:style-name="Таблица1.D2" office:value-type="string">
            <text:p text:style-name="Table_20_Contents">LEFT «<text:span text:style-name="T1">nick»</text:span><text:span text:style-name="T2"> (если клиент)</text:span></text:p>
            <text:p text:style-name="Table_20_Contents">BYE (если хостит, затем отключение)</text:p>
          </table:table-cell>
        </table:table-row>
        <table:table-row>
          <table:table-cell table:style-name="Таблица1.C2" table:number-rows-spanned="2" office:value-type="string">
            <text:p text:style-name="Table_20_Contents">1</text:p>
          </table:table-cell>
          <table:table-cell table:style-name="Таблица1.C2" office:value-type="string">
            <text:p text:style-name="Table_20_Contents">NICK <text:span text:style-name="T1">nick</text:span></text:p>
          </table:table-cell>
          <table:table-cell table:style-name="Таблица1.C2" office:value-type="string">
            <text:p text:style-name="Table_20_Contents">NICK «<text:span text:style-name="T1">nick» </text:span><text:span text:style-name="T2">(ник не был выбран)</text:span></text:p>
            <text:p text:style-name="Table_20_Contents"><text:span text:style-name="T2">WARNING «</text:span><text:span text:style-name="T1">Choose another nick» </text:span><text:span text:style-name="T2">(уже есть клиент с таким ником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PROTO <text:span text:style-name="T1">number</text:span></text:p>
          </table:table-cell>
          <table:table-cell table:style-name="Таблица1.C2" office:value-type="string">
            <text:p text:style-name="Table_20_Contents">PROTO <text:span text:style-name="T1">number </text:span><text:span text:style-name="T2">(номер протокола не был указан)</text:span>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table-cell table:style-name="Таблица1.C2" table:number-rows-spanned="5" office:value-type="string">
            <text:p text:style-name="P1">2</text:p>
          </table:table-cell>
          <table:table-cell table:style-name="Таблица1.C2" office:value-type="string">
            <text:p text:style-name="Table_20_Contents">LIST</text:p>
          </table:table-cell>
          <table:table-cell table:style-name="Таблица1.C2" office:value-type="string">
            <text:p text:style-name="Table_20_Contents">ROOMS «<text:span text:style-name="T1">name1» «name2»</text:span>... <text:s/>(список игр с тем же номером протокола)</text:p>
          </table:table-cell>
          <table:table-cell table:style-name="Таблица1.D2" office:value-type="string">
            <text:p text:style-name="Table_20_Contents">-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CREATE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already a room with that name"</text:span> (если уже есть комната с таким названием)</text:p>
            <text:p text:style-name="Table_20_Contents">JOINED <text:span text:style-name="T1">nick</text:span></text:p>
          </table:table-cell>
          <table:table-cell table:style-name="Таблица1.D2" office:value-type="string">
            <text:p text:style-name="P2"/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covered-table-cell/>
          <table:table-cell table:style-name="Таблица1.C2" office:value-type="string">
            <text:p text:style-name="Table_20_Contents">JOIN <text:span text:style-name="T1">roomname password</text:span></text:p>
          </table:table-cell>
          <table:table-cell table:style-name="Таблица1.C2" office:value-type="string">
            <text:p text:style-name="Table_20_Contents">WARNING <text:span text:style-name="T1">"There's no room with that name"</text:span> (если нет комнаты с таким названием и тем же номером протокола)</text:p>
            <text:p text:style-name="Table_20_Contents">WARNING <text:span text:style-name="T1">"Wrong password" </text:span><text:span text:style-name="T2">(если не указан или неверный пароль)</text:span></text:p>
            <text:p text:style-name="Table_20_Contents"><text:span text:style-name="T2">JOINED </text:span><text:span text:style-name="T1">nick </text:span><text:span text:style-name="T2">(+ JOINED всех игроков в комнате + CONFIG_PARAM всех параметров комнаты)</text:span></text:p>
          </table:table-cell>
          <table:table-cell table:style-name="Таблица1.D2" office:value-type="string">
            <text:p text:style-name="Table_20_Contents"><text:span text:style-name="T2">JOINED </text:span><text:span text:style-name="T1">nick</text:span></text:p>
          </table:table-cell>
        </table:table-row>
        <table:table-row>
          <table:table-cell table:style-name="Таблица1.C2" office:value-type="string">
            <text:p text:style-name="Table_20_Contents">3</text:p>
          </table:table-cell>
          <table:table-cell table:style-name="Таблица1.C2" office:value-type="string">
            <text:p text:style-name="Table_20_Contents">CHAT_STRING <text:span text:style-name="T1">msg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HAT_STRING <text:span text:style-name="T1">nick</text:span> <text:span text:style-name="T1">msg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CONFIG_PARAM <text:span text:style-name="T1">paramName paramStr1</text:span>.. <text:span text:style-name="T2">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CONFIG_PARAM <text:span text:style-name="T1">paramName paramStr1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ADD_TEAM<text:span text:style-name="T1"> teamName teamColor grave fort difficulty name1 hat1 ...</text:span></text:p>
          </table:table-cell>
          <table:table-cell table:style-name="Таблица1.C2" office:value-type="string">
            <text:p text:style-name="Table_20_Contents">TEAM_ACCEPTED <text:span text:style-name="T1">teamName</text:span></text:p>
            <text:p text:style-name="Table_20_Contents"><text:span text:style-name="T2">WARNING</text:span><text:span text:style-name="T1"> "Too many teams or hedgehogs"</text:span></text:p>
          </table:table-cell>
          <table:table-cell table:style-name="Таблица1.D2" office:value-type="string">
            <text:p text:style-name="Table_20_Contents">ADD_TEAM<text:span text:style-name="T1"> teamName teamColor grave fort difficulty name1 hat1 ...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HH_NUM <text:span text:style-name="T1">teamName hhNum </text:span><text:span text:style-name="T2">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HH_NUM <text:span text:style-name="T1">teamName hhNum</text:span></text:p>
          </table:table-cell>
        </table:table-row>
        <text:soft-page-break/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REMOVE_TEAM <text:span text:style-name="T1">teamName </text:span><text:span text:style-name="T2">(только владелец команды имеет право на эту команду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REMOVE_TEAM <text:span text:style-name="T1">teamName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MAP [<text:span text:style-name="T1">mapName| «+rnd+»</text:span><text:span text:style-name="T2">] 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MAP <text:span text:style-name="T1">mapName</text:span></text:p>
          </table:table-cell>
        </table:table-row>
        <table:table-row>
          <table:table-cell table:style-name="Таблица1.C2" office:value-type="string">
            <text:p text:style-name="Table_20_Contents"/>
          </table:table-cell>
          <table:table-cell table:style-name="Таблица1.C2" office:value-type="string">
            <text:p text:style-name="Table_20_Contents">HH_NUM <text:span text:style-name="T1">teamName teamColor </text:span><text:span text:style-name="T2">(только создатель комнаты)</text:span></text:p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>HH_NUM <text:span text:style-name="T1">teamName teamColor</text:span></text:p>
          </table:table-cell>
        </table:table-row>
      </table:table>
      <text:p text:style-name="Standard"/>
      <text:p text:style-name="Standard">Если послана команда в неверном состоянии, с неправильными параметрами (вместо числа строка, неправильное число параметров, нет команды с необходимым именем для смены числа ежей, попытка сделать число ежей слишком большим, etc) посылается ERROR <text:span text:style-name="T1">«описание ошибки» </text:span><text:span text:style-name="T2">(после чего клиента можно отключать, т.к. он нарушает протокол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
  </meta:generator>
    <meta:creation-date>2008-10-06T17:42:56</meta:creation-date>
    <dc:date>2008-10-09T20:32:11</dc:date>
    <meta:editing-cycles>35</meta:editing-cycles>
    <meta:editing-duration>PT15H3M0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0" meta:object-count="0" meta:page-count="2" meta:paragraph-count="58" meta:word-count="330" meta:character-count="2164"/>
  </office:meta>
</office:document-meta>
</file>